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源ノ角ゴシック Heavy" svg:font-family="源ノ角ゴシック Heavy" style:font-family-generic="roman" style:font-pitch="variable"/>
    <style:font-face style:name="FreeSans" svg:font-family="FreeSans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PreformattedText" style:family="paragraph">
      <style:paragraph-properties fo:text-align="center"/>
      <style:text-properties style:font-name="Arial" fo:font-weight="bold" style:font-weight-asian="bold" style:font-weight-complex="bold" fo:color="#212121" fo:font-size="20pt" style:font-size-asian="20pt" style:font-size-complex="20pt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</style:style>
    <style:style style:name="T13" style:parent-style-name="Fonteparág.padrão" style:family="text">
      <style:text-properties style:font-name="Arial" fo:font-weight="bold" style:font-weight-asian="bold" style:font-weight-complex="bold"/>
    </style:style>
    <style:style style:name="T14" style:parent-style-name="Fonteparág.padrão" style:family="text">
      <style:text-properties style:font-name="Arial"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 fo:line-height="150%"/>
      <style:text-properties style:font-name="Arial"/>
    </style:style>
    <style:style style:name="P22" style:parent-style-name="Standard" style:family="paragraph">
      <style:paragraph-properties fo:line-height="150%" fo:margin-left="0.9847in" fo:margin-right="1.1805in">
        <style:tab-stops/>
      </style:paragraph-properties>
    </style:style>
    <style:style style:name="T23" style:parent-style-name="Fonteparág.padrão" style:family="text">
      <style:text-properties style:font-name="Arial" fo:font-weight="bold" style:font-weight-asian="bold" style:font-weight-complex="bold" fo:font-style="italic" style:font-style-asian="italic"/>
    </style:style>
    <style:style style:name="T24" style:parent-style-name="Fonteparág.padrão" style:family="text">
      <style:text-properties style:font-name="Arial" fo:font-style="italic" style:font-style-asian="italic" fo:color="#000000"/>
    </style:style>
    <style:style style:name="T25" style:parent-style-name="Fonteparág.padrão" style:family="text">
      <style:text-properties style:font-name="Arial" fo:font-style="italic" style:font-style-asian="italic" fo:color="#000000"/>
    </style:style>
    <style:style style:name="T26" style:parent-style-name="Fonteparág.padrão" style:family="text">
      <style:text-properties style:font-name="Arial" fo:font-style="italic" style:font-style-asian="italic" fo:color="#000000"/>
    </style:style>
    <style:style style:name="T27" style:parent-style-name="Fonteparág.padrão" style:family="text">
      <style:text-properties style:font-name="Arial" fo:font-style="italic" style:font-style-asian="italic" fo:color="#000000"/>
    </style:style>
    <style:style style:name="P28" style:parent-style-name="midnightblueLTGliederung1" style:family="paragraph">
      <style:paragraph-properties fo:line-height="150%"/>
      <style:text-properties style:font-name="Arial" fo:font-weight="bold" style:font-weight-asian="bold" style:font-weight-complex="bold" fo:font-style="italic" style:font-style-asian="italic" fo:color="#000000" fo:font-size="12pt" style:font-size-asian="12pt"/>
    </style:style>
    <style:style style:name="P29" style:parent-style-name="midnightblueLTGliederung1" style:family="paragraph">
      <style:paragraph-properties fo:line-height="150%" fo:margin-left="0.9847in" fo:margin-right="1.377in">
        <style:tab-stops>
          <style:tab-stop style:type="left" style:position="4.5277in"/>
        </style:tab-stops>
      </style:paragraph-properties>
    </style:style>
    <style:style style:name="T30" style:parent-style-name="Fonteparág.padrão" style:family="text">
      <style:text-properties style:font-name="Arial" fo:font-weight="bold" style:font-weight-asian="bold" style:font-weight-complex="bold" fo:font-style="italic" style:font-style-asian="italic" fo:color="#000000" fo:font-size="12pt" style:font-size-asian="12pt"/>
    </style:style>
    <style:style style:name="T31" style:parent-style-name="Fonteparág.padrão" style:family="text">
      <style:text-properties style:font-name="Arial" fo:font-weight="bold" style:font-weight-asian="bold" style:font-weight-complex="bold" fo:font-style="italic" style:font-style-asian="italic" fo:color="#000000" fo:font-size="12pt" style:font-size-asian="12pt"/>
    </style:style>
    <style:style style:name="T32" style:parent-style-name="Fonteparág.padrão" style:family="text">
      <style:text-properties style:font-name="Arial" style:font-weight-complex="bold" fo:font-style="italic" style:font-style-asian="italic" fo:color="#212121" fo:font-size="12pt" style:font-size-asian="12pt" fo:language="en" fo:country="US"/>
    </style:style>
    <style:style style:name="T33" style:parent-style-name="Fonteparág.padrão" style:family="text">
      <style:text-properties style:font-name="Arial" style:font-weight-complex="bold" fo:font-style="italic" style:font-style-asian="italic" fo:color="#212121" fo:font-size="12pt" style:font-size-asian="12pt" fo:language="en" fo:country="US"/>
    </style:style>
    <style:style style:name="P34" style:parent-style-name="midnightblueLTGliederung1" style:family="paragraph">
      <style:paragraph-properties fo:line-height="150%"/>
      <style:text-properties style:font-name="Arial" fo:font-weight="bold" style:font-weight-asian="bold" style:font-weight-complex="bold" fo:color="#000000" fo:font-size="12pt" style:font-size-asian="12pt"/>
    </style:style>
    <style:style style:name="P35" style:parent-style-name="midnightblueLTGliederung1" style:family="paragraph">
      <style:paragraph-properties fo:line-height="150%"/>
      <style:text-properties style:font-name="Arial" fo:font-weight="bold" style:font-weight-asian="bold" style:font-weight-complex="bold" fo:color="#000000" fo:font-size="12pt" style:font-size-asian="12pt"/>
    </style:style>
    <style:style style:name="P36" style:parent-style-name="Standard" style:family="paragraph">
      <style:text-properties style:font-name="Arial" fo:font-weight="bold" style:font-weight-asian="bold" style:font-weight-complex="bold"/>
    </style:style>
    <style:style style:name="P37" style:parent-style-name="Standard" style:family="paragraph">
      <style:text-properties style:font-name="Arial" fo:font-weight="bold" style:font-weight-asian="bold" style:font-weight-complex="bold"/>
    </style:style>
    <style:style style:name="P38" style:parent-style-name="Standard" style:family="paragraph">
      <style:paragraph-properties fo:text-align="justify" fo:line-height="150%"/>
    </style:style>
    <style:style style:name="T39" style:parent-style-name="Fonteparág.padrão" style:family="text">
      <style:text-properties style:font-name="Arial" style:font-name-complex="Arial"/>
    </style:style>
    <style:style style:name="T40" style:parent-style-name="Fonteparág.padrão" style:family="text">
      <style:text-properties style:font-name="Arial"/>
    </style:style>
    <style:style style:name="T41" style:parent-style-name="Fonteparág.padrão" style:family="text">
      <style:text-properties style:font-name="Arial" style:font-name-complex="Arial"/>
    </style:style>
    <style:style style:name="P42" style:parent-style-name="Standard" style:family="paragraph">
      <style:paragraph-properties fo:text-align="justify" fo:line-height="150%"/>
    </style:style>
    <style:style style:name="T43" style:parent-style-name="Fonteparág.padrão" style:family="text">
      <style:text-properties style:font-name="Arial"/>
    </style:style>
    <style:style style:name="T44" style:parent-style-name="Fonteparág.padrão" style:family="text">
      <style:text-properties style:font-name="Arial"/>
    </style:style>
    <style:style style:name="T45" style:parent-style-name="Fonteparág.padrão" style:family="text">
      <style:text-properties style:font-name="Arial"/>
    </style:style>
    <style:style style:name="T46" style:parent-style-name="Fonteparág.padrão" style:family="text">
      <style:text-properties style:font-name="Arial" fo:font-style="italic" style:font-style-asian="italic" style:font-style-complex="italic"/>
    </style:style>
    <style:style style:name="T47" style:parent-style-name="Fonteparág.padrão" style:family="text">
      <style:text-properties style:font-name="Arial"/>
    </style:style>
    <style:style style:name="T48" style:parent-style-name="Fonteparág.padrão" style:family="text">
      <style:text-properties style:font-name="Arial"/>
    </style:style>
    <style:style style:name="T49" style:parent-style-name="Fonteparág.padrão" style:family="text">
      <style:text-properties style:font-name="Arial"/>
    </style:style>
    <style:style style:name="T50" style:parent-style-name="Fonteparág.padrão" style:family="text">
      <style:text-properties style:font-name="Arial"/>
    </style:style>
    <style:style style:name="T51" style:parent-style-name="Fonteparág.padrão" style:family="text">
      <style:text-properties style:font-name="Arial"/>
    </style:style>
    <style:style style:name="T52" style:parent-style-name="Fonteparág.padrão" style:family="text">
      <style:text-properties style:font-name="Arial"/>
    </style:style>
    <style:style style:name="T53" style:parent-style-name="Fonteparág.padrão" style:family="text">
      <style:text-properties style:font-name="Arial"/>
    </style:style>
    <style:style style:name="T54" style:parent-style-name="Fonteparág.padrão" style:family="text">
      <style:text-properties style:font-name="Arial"/>
    </style:style>
    <style:style style:name="T55" style:parent-style-name="Fonteparág.padrão" style:family="text">
      <style:text-properties style:font-name="Arial"/>
    </style:style>
    <style:style style:name="P56" style:parent-style-name="Standard" style:family="paragraph">
      <style:paragraph-properties fo:line-height="150%"/>
      <style:text-properties style:font-name="Arial"/>
    </style:style>
    <style:style style:name="P57" style:parent-style-name="Standard" style:family="paragraph">
      <style:paragraph-properties fo:line-height="150%"/>
      <style:text-properties style:font-name="Arial"/>
    </style:style>
    <style:style style:name="P58" style:parent-style-name="Standard" style:family="paragraph">
      <style:paragraph-properties fo:line-height="150%"/>
      <style:text-properties style:font-name="Arial"/>
    </style:style>
    <style:style style:name="P59" style:parent-style-name="Standard" style:family="paragraph">
      <style:paragraph-properties fo:line-height="150%"/>
      <style:text-properties style:font-name="Arial"/>
    </style:style>
    <style:style style:name="P60" style:parent-style-name="Standard" style:family="paragraph">
      <style:paragraph-properties fo:line-height="150%"/>
      <style:text-properties style:font-name="Arial"/>
    </style:style>
    <style:style style:name="P61" style:parent-style-name="Standard" style:family="paragraph">
      <style:paragraph-properties fo:line-height="150%"/>
      <style:text-properties style:font-name="Arial"/>
    </style:style>
    <style:style style:name="P62" style:parent-style-name="Standard" style:family="paragraph">
      <style:paragraph-properties fo:line-height="150%"/>
      <style:text-properties style:font-name="Arial"/>
    </style:style>
    <style:style style:name="P63" style:parent-style-name="Standard" style:family="paragraph">
      <style:paragraph-properties fo:line-height="150%"/>
      <style:text-properties style:font-name="Arial"/>
    </style:style>
    <style:style style:name="P64" style:parent-style-name="Standard" style:family="paragraph">
      <style:paragraph-properties fo:line-height="150%"/>
      <style:text-properties style:font-name="Arial"/>
    </style:style>
    <style:style style:name="P65" style:parent-style-name="Standard" style:family="paragraph">
      <style:paragraph-properties fo:line-height="150%"/>
      <style:text-properties style:font-name="Arial"/>
    </style:style>
    <style:style style:name="P66" style:parent-style-name="Standard" style:family="paragraph">
      <style:paragraph-properties fo:line-height="150%"/>
      <style:text-properties style:font-name="Arial"/>
    </style:style>
    <style:style style:name="P67" style:parent-style-name="Standard" style:family="paragraph">
      <style:paragraph-properties fo:line-height="150%"/>
      <style:text-properties style:font-name="Arial"/>
    </style:style>
    <style:style style:name="P68" style:parent-style-name="Standard" style:family="paragraph">
      <style:paragraph-properties fo:line-height="150%"/>
      <style:text-properties style:font-name="Arial"/>
    </style:style>
    <style:style style:name="P69" style:parent-style-name="Standard" style:family="paragraph">
      <style:paragraph-properties fo:line-height="150%"/>
      <style:text-properties style:font-name="Arial" fo:font-weight="bold" style:font-weight-asian="bold"/>
    </style:style>
    <style:style style:name="P70" style:parent-style-name="NormalWeb" style:family="paragraph">
      <style:paragraph-properties fo:text-align="justify" fo:margin-top="0.0833in" fo:margin-bottom="0.0833in" fo:line-height="150%" fo:background-color="#FFFFFF"/>
    </style:style>
    <style:style style:name="T71" style:parent-style-name="Fonteparág.padrão" style:family="text">
      <style:text-properties style:font-name="Arial" style:font-name-complex="Arial"/>
    </style:style>
    <style:style style:name="T72" style:parent-style-name="Fonteparág.padrão" style:family="text">
      <style:text-properties style:font-name="Arial" style:font-name-complex="Arial"/>
    </style:style>
    <style:style style:name="T73" style:parent-style-name="Fonteparág.padrão" style:family="text">
      <style:text-properties style:font-name="Arial" style:font-name-complex="Arial"/>
    </style:style>
    <style:style style:name="T74" style:parent-style-name="Fonteparág.padrão" style:family="text">
      <style:text-properties style:font-name="Arial" style:font-name-complex="Arial"/>
    </style:style>
    <style:style style:name="T75" style:parent-style-name="Fonteparág.padrão" style:family="text">
      <style:text-properties style:font-name="Arial" style:font-name-complex="Arial"/>
    </style:style>
    <style:style style:name="T76" style:parent-style-name="Fonteparág.padrão" style:family="text">
      <style:text-properties style:font-name="Arial" style:font-name-complex="Arial"/>
    </style:style>
    <style:style style:name="T77" style:parent-style-name="Fonteparág.padrão" style:family="text">
      <style:text-properties style:font-name="Arial" style:font-name-complex="Arial"/>
    </style:style>
    <style:style style:name="T78" style:parent-style-name="Fonteparág.padrão" style:family="text">
      <style:text-properties style:font-name="Arial" style:font-name-complex="Arial"/>
    </style:style>
    <style:style style:name="T79" style:parent-style-name="Fonteparág.padrão" style:family="text">
      <style:text-properties style:font-name="Arial" style:font-name-complex="Arial"/>
    </style:style>
    <style:style style:name="T80" style:parent-style-name="Fonteparág.padrão" style:family="text">
      <style:text-properties style:font-name="Arial" style:font-name-complex="Arial"/>
    </style:style>
    <style:style style:name="T81" style:parent-style-name="Fonteparág.padrão" style:family="text">
      <style:text-properties style:font-name="Arial" style:font-name-complex="Arial"/>
    </style:style>
    <style:style style:name="T82" style:parent-style-name="Fonteparág.padrão" style:family="text">
      <style:text-properties style:font-name="Arial" style:font-name-complex="Arial"/>
    </style:style>
    <style:style style:name="T83" style:parent-style-name="Fonteparág.padrão" style:family="text">
      <style:text-properties style:font-name="Arial" style:font-name-complex="Arial"/>
    </style:style>
    <style:style style:name="T84" style:parent-style-name="Fonteparág.padrão" style:family="text">
      <style:text-properties style:font-name="Arial" style:font-name-complex="Arial"/>
    </style:style>
    <style:style style:name="T85" style:parent-style-name="Fonteparág.padrão" style:family="text">
      <style:text-properties style:font-name="Arial" style:font-name-complex="Arial"/>
    </style:style>
    <style:style style:name="T86" style:parent-style-name="Fonteparág.padrão" style:family="text">
      <style:text-properties style:font-name="Arial" style:font-name-complex="Arial"/>
    </style:style>
    <style:style style:name="T87" style:parent-style-name="Fonteparág.padrão" style:family="text">
      <style:text-properties style:font-name="Arial" style:font-name-complex="Arial"/>
    </style:style>
    <style:style style:name="T88" style:parent-style-name="Fonteparág.padrão" style:family="text">
      <style:text-properties style:font-name="Arial" style:font-name-complex="Arial"/>
    </style:style>
    <style:style style:name="T89" style:parent-style-name="Fonteparág.padrão" style:family="text">
      <style:text-properties style:font-name="Arial" style:font-name-complex="Arial"/>
    </style:style>
    <style:style style:name="T90" style:parent-style-name="Fonteparág.padrão" style:family="text">
      <style:text-properties style:font-name="Arial" style:font-name-complex="Arial"/>
    </style:style>
    <style:style style:name="T91" style:parent-style-name="Fonteparág.padrão" style:family="text">
      <style:text-properties style:font-name="Arial" style:font-name-complex="Arial"/>
    </style:style>
    <style:style style:name="T92" style:parent-style-name="Fonteparág.padrão" style:family="text">
      <style:text-properties style:font-name="Arial" style:font-name-complex="Arial"/>
    </style:style>
    <style:style style:name="T93" style:parent-style-name="Fonteparág.padrão" style:family="text">
      <style:text-properties style:font-name="Arial" style:font-name-complex="Arial"/>
    </style:style>
    <style:style style:name="T94" style:parent-style-name="Fonteparág.padrão" style:family="text">
      <style:text-properties style:font-name="Arial" style:font-name-complex="Arial"/>
    </style:style>
    <style:style style:name="T95" style:parent-style-name="Fonteparág.padrão" style:family="text">
      <style:text-properties style:font-name="Arial" style:font-name-complex="Arial"/>
    </style:style>
    <style:style style:name="T96" style:parent-style-name="Fonteparág.padrão" style:family="text">
      <style:text-properties style:font-name="Arial" style:font-name-complex="Arial"/>
    </style:style>
    <style:style style:name="T97" style:parent-style-name="Fonteparág.padrão" style:family="text">
      <style:text-properties style:font-name="Arial" style:font-name-complex="Arial"/>
    </style:style>
    <style:style style:name="T98" style:parent-style-name="Fonteparág.padrão" style:family="text">
      <style:text-properties style:font-name="Arial" style:font-name-complex="Arial"/>
    </style:style>
    <style:style style:name="T99" style:parent-style-name="Fonteparág.padrão" style:family="text">
      <style:text-properties style:font-name="Arial" style:font-name-complex="Arial"/>
    </style:style>
    <style:style style:name="T100" style:parent-style-name="Fonteparág.padrão" style:family="text">
      <style:text-properties style:font-name="Arial" style:font-name-complex="Arial"/>
    </style:style>
    <style:style style:name="T101" style:parent-style-name="Fonteparág.padrão" style:family="text">
      <style:text-properties style:font-name="Arial" style:font-name-complex="Arial"/>
    </style:style>
    <style:style style:name="T102" style:parent-style-name="Fonteparág.padrão" style:family="text">
      <style:text-properties style:font-name="Arial" style:font-name-complex="Arial"/>
    </style:style>
    <style:style style:name="T103" style:parent-style-name="Fonteparág.padrão" style:family="text">
      <style:text-properties style:font-name="Arial" style:font-name-complex="Arial"/>
    </style:style>
    <style:style style:name="T104" style:parent-style-name="Fonteparág.padrão" style:family="text">
      <style:text-properties style:font-name="Arial" style:font-name-complex="Arial"/>
    </style:style>
    <style:style style:name="T105" style:parent-style-name="Fonteparág.padrão" style:family="text">
      <style:text-properties style:font-name="Arial" style:font-name-complex="Arial"/>
    </style:style>
    <style:style style:name="T106" style:parent-style-name="Fonteparág.padrão" style:family="text">
      <style:text-properties style:font-name="Arial" style:font-name-complex="Arial"/>
    </style:style>
    <style:style style:name="T107" style:parent-style-name="Fonteparág.padrão" style:family="text">
      <style:text-properties style:font-name="Arial" style:font-name-complex="Arial"/>
    </style:style>
    <style:style style:name="T108" style:parent-style-name="Fonteparág.padrão" style:family="text">
      <style:text-properties style:font-name="Arial" style:font-name-complex="Arial"/>
    </style:style>
    <style:style style:name="T109" style:parent-style-name="Fonteparág.padrão" style:family="text">
      <style:text-properties style:font-name="Arial" style:font-name-complex="Arial"/>
    </style:style>
    <style:style style:name="T110" style:parent-style-name="Fonteparág.padrão" style:family="text">
      <style:text-properties style:font-name="Arial" style:font-name-complex="Arial"/>
    </style:style>
    <style:style style:name="T111" style:parent-style-name="Fonteparág.padrão" style:family="text">
      <style:text-properties style:font-name="Arial" style:font-name-complex="Arial"/>
    </style:style>
    <style:style style:name="T112" style:parent-style-name="Fonteparág.padrão" style:family="text">
      <style:text-properties style:font-name="Arial" style:font-name-complex="Arial"/>
    </style:style>
    <style:style style:name="T113" style:parent-style-name="Fonteparág.padrão" style:family="text">
      <style:text-properties style:font-name="Arial" style:font-name-complex="Arial"/>
    </style:style>
    <style:style style:name="T114" style:parent-style-name="Fonteparág.padrão" style:family="text">
      <style:text-properties style:font-name="Arial" style:font-name-complex="Arial"/>
    </style:style>
    <style:style style:name="T115" style:parent-style-name="Fonteparág.padrão" style:family="text">
      <style:text-properties style:font-name="Arial" style:font-name-complex="Arial"/>
    </style:style>
    <style:style style:name="T116" style:parent-style-name="Fonteparág.padrão" style:family="text">
      <style:text-properties style:font-name="Arial" style:font-name-complex="Arial"/>
    </style:style>
    <style:style style:name="T117" style:parent-style-name="Fonteparág.padrão" style:family="text">
      <style:text-properties style:font-name="Arial" style:font-name-complex="Arial"/>
    </style:style>
    <style:style style:name="T118" style:parent-style-name="Fonteparág.padrão" style:family="text">
      <style:text-properties style:font-name="Arial" style:font-name-complex="Arial"/>
    </style:style>
    <style:style style:name="T119" style:parent-style-name="Fonteparág.padrão" style:family="text">
      <style:text-properties style:font-name="Arial" style:font-name-complex="Arial"/>
    </style:style>
    <style:style style:name="T120" style:parent-style-name="Fonteparág.padrão" style:family="text">
      <style:text-properties style:font-name="Arial" style:font-name-complex="Arial"/>
    </style:style>
    <style:style style:name="T121" style:parent-style-name="Fonteparág.padrão" style:family="text">
      <style:text-properties style:font-name="Arial" style:font-name-complex="Arial"/>
    </style:style>
    <style:style style:name="T122" style:parent-style-name="Fonteparág.padrão" style:family="text">
      <style:text-properties style:font-name="Arial" style:font-name-complex="Arial"/>
    </style:style>
    <style:style style:name="T123" style:parent-style-name="Fonteparág.padrão" style:family="text">
      <style:text-properties style:font-name="Arial" style:font-name-complex="Arial"/>
    </style:style>
    <style:style style:name="T124" style:parent-style-name="Fonteparág.padrão" style:family="text">
      <style:text-properties style:font-name="Arial" style:font-name-complex="Arial"/>
    </style:style>
    <style:style style:name="T125" style:parent-style-name="Fonteparág.padrão" style:family="text">
      <style:text-properties style:font-name="Arial" style:font-name-complex="Arial"/>
    </style:style>
    <style:style style:name="P126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127" style:parent-style-name="NormalWeb" style:family="paragraph">
      <style:paragraph-properties fo:text-align="justify" fo:margin-top="0.0833in" fo:margin-bottom="0.0833in" fo:line-height="150%" fo:background-color="#FFFFFF"/>
    </style:style>
    <style:style style:name="T128" style:parent-style-name="Fonteparág.padrão" style:family="text">
      <style:text-properties fo:font-weight="bold" style:font-weight-asian="bold"/>
    </style:style>
    <style:style style:name="T129" style:parent-style-name="Fonteparág.padrão" style:family="text">
      <style:text-properties style:font-name="Arial" style:font-name-asian="SimSun" style:font-name-complex="Mangal" fo:font-weight="bold" style:font-weight-asian="bold" style:letter-kerning="true" style:language-asian="zh" style:country-asian="CN" style:language-complex="hi" style:country-complex="IN"/>
    </style:style>
    <style:style style:name="P130" style:parent-style-name="NormalWeb" style:family="paragraph">
      <style:paragraph-properties fo:text-align="justify" fo:margin-top="0.0833in" fo:margin-bottom="0.0833in" fo:line-height="150%" fo:background-color="#FFFFFF"/>
    </style:style>
    <style:style style:name="T131" style:parent-style-name="Fonteparág.padrão" style:family="text">
      <style:text-properties style:font-name="Arial" style:font-name-complex="Arial"/>
    </style:style>
    <style:style style:name="T132" style:parent-style-name="Fonteparág.padrão" style:family="text">
      <style:text-properties style:font-name="Arial" style:font-name-complex="Arial"/>
    </style:style>
    <style:style style:name="T133" style:parent-style-name="Fonteparág.padrão" style:family="text">
      <style:text-properties style:font-name="Arial" style:font-name-complex="Arial"/>
    </style:style>
    <style:style style:name="T134" style:parent-style-name="Fonteparág.padrão" style:family="text">
      <style:text-properties style:font-name="Arial" style:font-name-complex="Arial"/>
    </style:style>
    <style:style style:name="T135" style:parent-style-name="Fonteparág.padrão" style:family="text">
      <style:text-properties style:font-name="Arial" style:font-name-complex="Arial"/>
    </style:style>
    <style:style style:name="T136" style:parent-style-name="Fonteparág.padrão" style:family="text">
      <style:text-properties style:font-name="Arial" style:font-name-complex="Arial"/>
    </style:style>
    <style:style style:name="T137" style:parent-style-name="Fonteparág.padrão" style:family="text">
      <style:text-properties style:font-name="Arial" style:font-name-complex="Arial"/>
    </style:style>
    <style:style style:name="P138" style:parent-style-name="NormalWeb" style:family="paragraph">
      <style:paragraph-properties fo:text-align="justify" fo:margin-top="0.0833in" fo:margin-bottom="0.0833in" fo:line-height="150%" fo:background-color="#FFFFFF"/>
    </style:style>
    <style:style style:name="T139" style:parent-style-name="Fonteparág.padrão" style:family="text">
      <style:text-properties style:font-name="Arial" style:font-name-complex="Arial"/>
    </style:style>
    <style:style style:name="T140" style:parent-style-name="Fonteparág.padrão" style:family="text">
      <style:text-properties style:font-name="Arial" style:font-name-complex="Arial"/>
    </style:style>
    <style:style style:name="T141" style:parent-style-name="Fonteparág.padrão" style:family="text">
      <style:text-properties style:font-name="Arial" style:font-name-complex="Arial"/>
    </style:style>
    <style:style style:name="T142" style:parent-style-name="Fonteparág.padrão" style:family="text">
      <style:text-properties style:font-name="Arial" style:font-name-complex="Arial"/>
    </style:style>
    <style:style style:name="T143" style:parent-style-name="Fonteparág.padrão" style:family="text">
      <style:text-properties style:font-name="Arial" style:font-name-complex="Arial"/>
    </style:style>
    <style:style style:name="T144" style:parent-style-name="Fonteparág.padrão" style:family="text">
      <style:text-properties style:font-name="Arial" style:font-name-complex="Arial"/>
    </style:style>
    <style:style style:name="T145" style:parent-style-name="Fonteparág.padrão" style:family="text">
      <style:text-properties style:font-name="Arial" style:font-name-complex="Arial"/>
    </style:style>
    <style:style style:name="T146" style:parent-style-name="Fonteparág.padrão" style:family="text">
      <style:text-properties style:font-name="Arial" style:font-name-complex="Arial"/>
    </style:style>
    <style:style style:name="T147" style:parent-style-name="Fonteparág.padrão" style:family="text">
      <style:text-properties style:font-name="Arial" style:font-name-complex="Arial"/>
    </style:style>
    <style:style style:name="T148" style:parent-style-name="Fonteparág.padrão" style:family="text">
      <style:text-properties style:font-name="Arial" style:font-name-complex="Arial"/>
    </style:style>
    <style:style style:name="T149" style:parent-style-name="Fonteparág.padrão" style:family="text">
      <style:text-properties style:font-name="Arial" style:font-name-complex="Arial"/>
    </style:style>
    <style:style style:name="T150" style:parent-style-name="Fonteparág.padrão" style:family="text">
      <style:text-properties style:font-name="Arial" style:font-name-complex="Arial"/>
    </style:style>
    <style:style style:name="T151" style:parent-style-name="Fonteparág.padrão" style:family="text">
      <style:text-properties style:font-name="Arial" style:font-name-complex="Arial"/>
    </style:style>
    <style:style style:name="T152" style:parent-style-name="Fonteparág.padrão" style:family="text">
      <style:text-properties style:font-name="Arial" style:font-name-complex="Arial"/>
    </style:style>
    <style:style style:name="T153" style:parent-style-name="Fonteparág.padrão" style:family="text">
      <style:text-properties style:font-name="Arial" style:font-name-complex="Arial"/>
    </style:style>
    <style:style style:name="T154" style:parent-style-name="Fonteparág.padrão" style:family="text">
      <style:text-properties style:font-name="Arial" style:font-name-complex="Arial"/>
    </style:style>
    <style:style style:name="T155" style:parent-style-name="Fonteparág.padrão" style:family="text">
      <style:text-properties style:font-name="Arial" style:font-name-complex="Arial"/>
    </style:style>
    <style:style style:name="T156" style:parent-style-name="Fonteparág.padrão" style:family="text">
      <style:text-properties style:font-name="Arial" style:font-name-complex="Arial"/>
    </style:style>
    <style:style style:name="T157" style:parent-style-name="Fonteparág.padrão" style:family="text">
      <style:text-properties style:font-name="Arial" style:font-name-complex="Arial"/>
    </style:style>
    <style:style style:name="T158" style:parent-style-name="Fonteparág.padrão" style:family="text">
      <style:text-properties style:font-name="Arial" style:font-name-complex="Arial"/>
    </style:style>
    <style:style style:name="T159" style:parent-style-name="Fonteparág.padrão" style:family="text">
      <style:text-properties style:font-name="Arial" style:font-name-complex="Arial"/>
    </style:style>
    <style:style style:name="P160" style:parent-style-name="NormalWeb" style:family="paragraph">
      <style:paragraph-properties fo:text-align="justify" fo:margin-top="0.0833in" fo:margin-bottom="0.0833in" fo:line-height="150%" fo:background-color="#FFFFFF"/>
    </style:style>
    <style:style style:name="T161" style:parent-style-name="Fonteparág.padrão" style:family="text">
      <style:text-properties style:font-name="Arial" style:font-name-complex="Arial"/>
    </style:style>
    <style:style style:name="T162" style:parent-style-name="Fonteparág.padrão" style:family="text">
      <style:text-properties style:font-name="Arial" style:font-name-complex="Arial"/>
    </style:style>
    <style:style style:name="T163" style:parent-style-name="Fonteparág.padrão" style:family="text">
      <style:text-properties style:font-name="Arial" style:font-name-complex="Arial"/>
    </style:style>
    <style:style style:name="T164" style:parent-style-name="Fonteparág.padrão" style:family="text">
      <style:text-properties style:font-name="Arial" style:font-name-complex="Arial"/>
    </style:style>
    <style:style style:name="T165" style:parent-style-name="Fonteparág.padrão" style:family="text">
      <style:text-properties style:font-name="Arial" style:font-name-complex="Arial"/>
    </style:style>
    <style:style style:name="T166" style:parent-style-name="Fonteparág.padrão" style:family="text">
      <style:text-properties style:font-name="Arial" style:font-name-complex="Arial"/>
    </style:style>
    <style:style style:name="T167" style:parent-style-name="Fonteparág.padrão" style:family="text">
      <style:text-properties style:font-name="Arial" style:font-name-complex="Arial"/>
    </style:style>
    <style:style style:name="T168" style:parent-style-name="Fonteparág.padrão" style:family="text">
      <style:text-properties style:font-name="Arial" style:font-name-complex="Arial"/>
    </style:style>
    <style:style style:name="T169" style:parent-style-name="Fonteparág.padrão" style:family="text">
      <style:text-properties style:font-name="Arial" style:font-name-complex="Arial"/>
    </style:style>
    <style:style style:name="T170" style:parent-style-name="Fonteparág.padrão" style:family="text">
      <style:text-properties style:font-name="Arial" style:font-name-complex="Arial"/>
    </style:style>
    <style:style style:name="T171" style:parent-style-name="Fonteparág.padrão" style:family="text">
      <style:text-properties style:font-name="Arial" style:font-name-complex="Arial"/>
    </style:style>
    <style:style style:name="T172" style:parent-style-name="Fonteparág.padrão" style:family="text">
      <style:text-properties style:font-name="Arial" style:font-name-complex="Arial"/>
    </style:style>
    <style:style style:name="T173" style:parent-style-name="Fonteparág.padrão" style:family="text">
      <style:text-properties style:font-name="Arial" style:font-name-complex="Arial"/>
    </style:style>
    <style:style style:name="T174" style:parent-style-name="Fonteparág.padrão" style:family="text">
      <style:text-properties style:font-name="Arial" style:font-name-complex="Arial"/>
    </style:style>
    <style:style style:name="T175" style:parent-style-name="Fonteparág.padrão" style:family="text">
      <style:text-properties style:font-name="Arial" style:font-name-complex="Arial"/>
    </style:style>
    <style:style style:name="T176" style:parent-style-name="Fonteparág.padrão" style:family="text">
      <style:text-properties style:font-name="Arial" style:font-name-complex="Arial"/>
    </style:style>
    <style:style style:name="T177" style:parent-style-name="Fonteparág.padrão" style:family="text">
      <style:text-properties style:font-name="Arial" style:font-name-complex="Arial"/>
    </style:style>
    <style:style style:name="P178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179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180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181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182" style:parent-style-name="NormalWeb" style:family="paragraph">
      <style:paragraph-properties fo:text-align="justify" fo:margin-top="0.0833in" fo:margin-bottom="0.0833in" fo:line-height="150%" fo:background-color="#FFFFFF"/>
    </style:style>
    <style:style style:name="T183" style:parent-style-name="Fonteparág.padrão" style:family="text">
      <style:text-properties style:font-name="Arial" style:font-name-complex="Arial"/>
    </style:style>
    <style:style style:name="T184" style:parent-style-name="Fonteparág.padrão" style:family="text">
      <style:text-properties style:font-name="Arial" style:font-name-complex="Arial"/>
    </style:style>
    <style:style style:name="T185" style:parent-style-name="Fonteparág.padrão" style:family="text">
      <style:text-properties style:font-name="Arial" style:font-name-complex="Arial"/>
    </style:style>
    <style:style style:name="T186" style:parent-style-name="Fonteparág.padrão" style:family="text">
      <style:text-properties style:font-name="Arial" style:font-name-complex="Arial"/>
    </style:style>
    <style:style style:name="T187" style:parent-style-name="Fonteparág.padrão" style:family="text">
      <style:text-properties style:font-name="Arial" style:font-name-complex="Arial"/>
    </style:style>
    <style:style style:name="T188" style:parent-style-name="Fonteparág.padrão" style:family="text">
      <style:text-properties style:font-name="Arial" style:font-name-complex="Arial"/>
    </style:style>
    <style:style style:name="T189" style:parent-style-name="Fonteparág.padrão" style:family="text">
      <style:text-properties style:font-name="Arial" style:font-name-complex="Arial"/>
    </style:style>
    <style:style style:name="P190" style:parent-style-name="NormalWeb" style:family="paragraph">
      <style:paragraph-properties fo:text-align="justify" fo:margin-top="0.0833in" fo:margin-bottom="0.0833in" fo:line-height="150%" fo:background-color="#FFFFFF"/>
    </style:style>
    <style:style style:name="T191" style:parent-style-name="Fonteparág.padrão" style:family="text">
      <style:text-properties style:font-name="Arial" style:font-name-complex="Arial"/>
    </style:style>
    <style:style style:name="T192" style:parent-style-name="Fonteparág.padrão" style:family="text">
      <style:text-properties style:font-name="Arial" style:font-name-complex="Arial"/>
    </style:style>
    <style:style style:name="T193" style:parent-style-name="Fonteparág.padrão" style:family="text">
      <style:text-properties style:font-name="Arial" style:font-name-complex="Arial"/>
    </style:style>
    <style:style style:name="T194" style:parent-style-name="Fonteparág.padrão" style:family="text">
      <style:text-properties style:font-name="Arial" style:font-name-complex="Arial"/>
    </style:style>
    <style:style style:name="T195" style:parent-style-name="Fonteparág.padrão" style:family="text">
      <style:text-properties style:font-name="Arial" style:font-name-complex="Arial"/>
    </style:style>
    <style:style style:name="P196" style:parent-style-name="NormalWeb" style:family="paragraph">
      <style:paragraph-properties fo:text-align="justify" fo:margin-top="0.0833in" fo:margin-bottom="0.0833in" fo:line-height="150%" fo:background-color="#FFFFFF"/>
    </style:style>
    <style:style style:name="T197" style:parent-style-name="Fonteparág.padrão" style:family="text">
      <style:text-properties style:font-name="Arial" style:font-name-complex="Arial"/>
    </style:style>
    <style:style style:name="T198" style:parent-style-name="Fonteparág.padrão" style:family="text">
      <style:text-properties style:font-name="Arial" style:font-name-complex="Arial"/>
    </style:style>
    <style:style style:name="T199" style:parent-style-name="Fonteparág.padrão" style:family="text">
      <style:text-properties style:font-name="Arial" style:font-name-complex="Arial"/>
    </style:style>
    <style:style style:name="T200" style:parent-style-name="Fonteparág.padrão" style:family="text">
      <style:text-properties style:font-name="Arial" style:font-name-complex="Arial"/>
    </style:style>
    <style:style style:name="T201" style:parent-style-name="Fonteparág.padrão" style:family="text">
      <style:text-properties style:font-name="Arial" style:font-name-complex="Arial"/>
    </style:style>
    <style:style style:name="T202" style:parent-style-name="Fonteparág.padrão" style:family="text">
      <style:text-properties style:font-name="Arial" style:font-name-complex="Arial"/>
    </style:style>
    <style:style style:name="T203" style:parent-style-name="Fonteparág.padrão" style:family="text">
      <style:text-properties style:font-name="Arial" style:font-name-complex="Arial"/>
    </style:style>
    <style:style style:name="P204" style:parent-style-name="NormalWeb" style:family="paragraph">
      <style:paragraph-properties fo:text-align="justify" fo:margin-top="0.0833in" fo:margin-bottom="0.0833in" fo:line-height="150%" fo:background-color="#FFFFFF"/>
    </style:style>
    <style:style style:name="T205" style:parent-style-name="Fonteparág.padrão" style:family="text">
      <style:text-properties style:font-name="Arial" style:font-name-complex="Arial"/>
    </style:style>
    <style:style style:name="T206" style:parent-style-name="Fonteparág.padrão" style:family="text">
      <style:text-properties style:font-name="Arial" style:font-name-complex="Arial"/>
    </style:style>
    <style:style style:name="T207" style:parent-style-name="Fonteparág.padrão" style:family="text">
      <style:text-properties style:font-name="Arial" style:font-name-complex="Arial"/>
    </style:style>
    <style:style style:name="T208" style:parent-style-name="Fonteparág.padrão" style:family="text">
      <style:text-properties style:font-name="Arial" style:font-name-complex="Arial"/>
    </style:style>
    <style:style style:name="T209" style:parent-style-name="Fonteparág.padrão" style:family="text">
      <style:text-properties style:font-name="Arial" style:font-name-complex="Arial"/>
    </style:style>
    <style:style style:name="T210" style:parent-style-name="Fonteparág.padrão" style:family="text">
      <style:text-properties style:font-name="Arial" style:font-name-complex="Arial"/>
    </style:style>
    <style:style style:name="T211" style:parent-style-name="Fonteparág.padrão" style:family="text">
      <style:text-properties style:font-name="Arial" style:font-name-complex="Arial"/>
    </style:style>
    <style:style style:name="T212" style:parent-style-name="Fonteparág.padrão" style:family="text">
      <style:text-properties style:font-name="Arial" style:font-name-complex="Arial"/>
    </style:style>
    <style:style style:name="T213" style:parent-style-name="Fonteparág.padrão" style:family="text">
      <style:text-properties style:font-name="Arial" style:font-name-complex="Arial"/>
    </style:style>
    <style:style style:name="T214" style:parent-style-name="Fonteparág.padrão" style:family="text">
      <style:text-properties style:font-name="Arial" style:font-name-complex="Arial"/>
    </style:style>
    <style:style style:name="T215" style:parent-style-name="Fonteparág.padrão" style:family="text">
      <style:text-properties style:font-name="Arial" style:font-name-complex="Arial"/>
    </style:style>
    <style:style style:name="T216" style:parent-style-name="Fonteparág.padrão" style:family="text">
      <style:text-properties style:font-name="Arial" style:font-name-complex="Arial"/>
    </style:style>
    <style:style style:name="T217" style:parent-style-name="Fonteparág.padrão" style:family="text">
      <style:text-properties style:font-name="Arial" style:font-name-complex="Arial"/>
    </style:style>
    <style:style style:name="T218" style:parent-style-name="Fonteparág.padrão" style:family="text">
      <style:text-properties style:font-name="Arial" style:font-name-complex="Arial"/>
    </style:style>
    <style:style style:name="T219" style:parent-style-name="Fonteparág.padrão" style:family="text">
      <style:text-properties style:font-name="Arial" style:font-name-complex="Arial"/>
    </style:style>
    <style:style style:name="T220" style:parent-style-name="Fonteparág.padrão" style:family="text">
      <style:text-properties style:font-name="Arial" style:font-name-complex="Arial"/>
    </style:style>
    <style:style style:name="T221" style:parent-style-name="Fonteparág.padrão" style:family="text">
      <style:text-properties style:font-name="Arial" style:font-name-complex="Arial"/>
    </style:style>
    <style:style style:name="T222" style:parent-style-name="Fonteparág.padrão" style:family="text">
      <style:text-properties style:font-name="Arial" style:font-name-complex="Arial"/>
    </style:style>
    <style:style style:name="P223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24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25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26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27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28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29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30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31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32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 fo:font-weight="bold" style:font-weight-asian="bold"/>
    </style:style>
    <style:style style:name="P233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 fo:font-weight="bold" style:font-weight-asian="bold"/>
    </style:style>
    <style:style style:name="P234" style:parent-style-name="NormalWeb" style:family="paragraph">
      <style:paragraph-properties fo:text-align="justify" fo:margin-top="0.0833in" fo:margin-bottom="0.0833in" fo:line-height="150%" fo:background-color="#FFFFFF"/>
    </style:style>
    <style:style style:name="T235" style:parent-style-name="Fonteparág.padrão" style:family="text">
      <style:text-properties style:font-name="Arial" style:font-name-complex="Arial"/>
    </style:style>
    <style:style style:name="T236" style:parent-style-name="Fonteparág.padrão" style:family="text">
      <style:text-properties style:font-name="Arial" style:font-name-complex="Arial"/>
    </style:style>
    <style:style style:name="T237" style:parent-style-name="Fonteparág.padrão" style:family="text">
      <style:text-properties style:font-name="Arial" style:font-name-complex="Arial"/>
    </style:style>
    <style:style style:name="T238" style:parent-style-name="Fonteparág.padrão" style:family="text">
      <style:text-properties style:font-name="Arial" style:font-name-complex="Arial"/>
    </style:style>
    <style:style style:name="T239" style:parent-style-name="Fonteparág.padrão" style:family="text">
      <style:text-properties style:font-name="Arial" style:font-name-complex="Arial"/>
    </style:style>
    <style:style style:name="T240" style:parent-style-name="Fonteparág.padrão" style:family="text">
      <style:text-properties style:font-name="Arial" style:font-name-complex="Arial"/>
    </style:style>
    <style:style style:name="T241" style:parent-style-name="Fonteparág.padrão" style:family="text">
      <style:text-properties style:font-name="Arial" style:font-name-complex="Arial"/>
    </style:style>
    <style:style style:name="T242" style:parent-style-name="Fonteparág.padrão" style:family="text">
      <style:text-properties style:font-name="Arial" style:font-name-complex="Arial"/>
    </style:style>
    <style:style style:name="T243" style:parent-style-name="Fonteparág.padrão" style:family="text">
      <style:text-properties style:font-name="Arial" style:font-name-complex="Arial"/>
    </style:style>
    <style:style style:name="T244" style:parent-style-name="Fonteparág.padrão" style:family="text">
      <style:text-properties style:font-name="Arial" style:font-name-complex="Arial"/>
    </style:style>
    <style:style style:name="T245" style:parent-style-name="Fonteparág.padrão" style:family="text">
      <style:text-properties style:font-name="Arial" style:font-name-complex="Arial"/>
    </style:style>
    <style:style style:name="T246" style:parent-style-name="Fonteparág.padrão" style:family="text">
      <style:text-properties style:font-name="Arial" style:font-name-complex="Arial"/>
    </style:style>
    <style:style style:name="T247" style:parent-style-name="Fonteparág.padrão" style:family="text">
      <style:text-properties style:font-name="Arial" style:font-name-complex="Arial"/>
    </style:style>
    <style:style style:name="T248" style:parent-style-name="Fonteparág.padrão" style:family="text">
      <style:text-properties style:font-name="Arial" style:font-name-complex="Arial"/>
    </style:style>
    <style:style style:name="T249" style:parent-style-name="Fonteparág.padrão" style:family="text">
      <style:text-properties style:font-name="Arial" style:font-name-complex="Arial"/>
    </style:style>
    <style:style style:name="T250" style:parent-style-name="Fonteparág.padrão" style:family="text">
      <style:text-properties style:font-name="Arial" style:font-name-complex="Arial"/>
    </style:style>
    <style:style style:name="T251" style:parent-style-name="Fonteparág.padrão" style:family="text">
      <style:text-properties style:font-name="Arial" style:font-name-complex="Arial"/>
    </style:style>
    <style:style style:name="T252" style:parent-style-name="Fonteparág.padrão" style:family="text">
      <style:text-properties style:font-name="Arial" style:font-name-complex="Arial"/>
    </style:style>
    <style:style style:name="T253" style:parent-style-name="Fonteparág.padrão" style:family="text">
      <style:text-properties style:font-name="Arial" style:font-name-complex="Arial"/>
    </style:style>
    <style:style style:name="P254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55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56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57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58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59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60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61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62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63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64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65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66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67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68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69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/>
    </style:style>
    <style:style style:name="P270" style:parent-style-name="NormalWeb" style:family="paragraph">
      <style:paragraph-properties fo:text-align="justify" fo:margin-top="0.0833in" fo:margin-bottom="0.0833in" fo:line-height="150%" fo:background-color="#FFFFFF"/>
      <style:text-properties style:font-name="Arial" style:font-name-complex="Arial" fo:font-weight="bold" style:font-weight-asian="bold"/>
    </style:style>
    <style:style style:name="P271" style:parent-style-name="NormalWeb" style:family="paragraph">
      <style:paragraph-properties fo:text-align="justify" fo:margin-top="0.0833in" fo:margin-bottom="0.0833in" fo:line-height="150%" fo:margin-left="0.2958in" fo:margin-right="0.393in" fo:background-color="#FFFFFF">
        <style:tab-stops/>
      </style:paragraph-properties>
      <style:text-properties style:font-name="Arial" style:font-name-complex="Arial"/>
    </style:style>
    <style:style style:name="P272" style:parent-style-name="NormalWeb" style:family="paragraph">
      <style:paragraph-properties fo:text-align="justify" fo:margin-top="0.0833in" fo:margin-bottom="0.0833in" fo:line-height="150%" fo:margin-left="0.2958in" fo:margin-right="0.393in" fo:background-color="#FFFFFF">
        <style:tab-stops/>
      </style:paragraph-properties>
    </style:style>
    <style:style style:name="T273" style:parent-style-name="Fonteparág.padrão" style:family="text">
      <style:text-properties style:font-name="Arial" style:font-name-complex="Arial"/>
    </style:style>
    <style:style style:name="T274" style:parent-style-name="Fonteparág.padrão" style:family="text">
      <style:text-properties style:font-name="Arial" style:font-name-complex="Arial"/>
    </style:style>
    <style:style style:name="T275" style:parent-style-name="Fonteparág.padrão" style:family="text">
      <style:text-properties style:font-name="Arial" style:font-name-complex="Arial"/>
    </style:style>
    <style:style style:name="P276" style:parent-style-name="NormalWeb" style:family="paragraph">
      <style:paragraph-properties fo:text-align="justify" fo:margin-top="0.0833in" fo:margin-bottom="0.0833in" fo:line-height="150%" fo:margin-left="0.2958in" fo:margin-right="0.393in" fo:background-color="#FFFFFF">
        <style:tab-stops/>
      </style:paragraph-properties>
      <style:text-properties style:font-name="Arial" style:font-name-complex="Arial"/>
    </style:style>
    <style:style style:name="P277" style:parent-style-name="NormalWeb" style:family="paragraph">
      <style:paragraph-properties fo:text-align="justify" fo:margin-top="0.0833in" fo:margin-bottom="0.0833in" fo:line-height="150%" fo:margin-left="0.2958in" fo:margin-right="0.393in" fo:background-color="#FFFFFF">
        <style:tab-stops/>
      </style:paragraph-properties>
    </style:style>
    <style:style style:name="T278" style:parent-style-name="Fonteparág.padrão" style:family="text">
      <style:text-properties style:font-name="Arial" style:font-name-complex="Arial"/>
    </style:style>
    <style:style style:name="T279" style:parent-style-name="Fonteparág.padrão" style:family="text">
      <style:text-properties style:font-name="Arial" style:font-name-complex="Arial"/>
    </style:style>
    <style:style style:name="T280" style:parent-style-name="Fonteparág.padrão" style:family="text">
      <style:text-properties style:font-name="Arial" style:font-name-complex="Arial"/>
    </style:style>
    <style:style style:name="P281" style:parent-style-name="NormalWeb" style:family="paragraph">
      <style:paragraph-properties fo:text-align="justify" fo:margin-top="0.0833in" fo:margin-bottom="0.0833in" fo:line-height="150%" fo:margin-left="0.2958in" fo:margin-right="0.393in" fo:background-color="#FFFFFF">
        <style:tab-stops/>
      </style:paragraph-properties>
    </style:style>
    <style:style style:name="T282" style:parent-style-name="Fonteparág.padrão" style:family="text">
      <style:text-properties style:font-name="Arial" style:font-name-complex="Arial"/>
    </style:style>
    <style:style style:name="T283" style:parent-style-name="Fonteparág.padrão" style:family="text">
      <style:text-properties style:font-name="Arial" style:font-name-complex="Arial"/>
    </style:style>
    <style:style style:name="T284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Múltiplos Núcleos</text:p>
      <text:p text:style-name="P2"><text:bookmark-start text:name="tw-target-text"/><text:bookmark-end text:name="tw-target-text"/>Multiple Cores</text:p>
      <text:p text:style-name="P3"/>
      <text:p text:style-name="P4"/>
      <text:p text:style-name="P5"/>
      <text:p text:style-name="P6"/>
      <text:p text:style-name="P7"/>
      <text:p text:style-name="P8">Melo<text:s/>Gustavo Henrique</text:p>
      <text:p text:style-name="P9">Graduando em Ciência da Computação –<text:s/>IFSULDEMINAS<text:s/>- Muzambinho</text:p>
      <text:p text:style-name="P10">Melo<text:s/>Marcelo Júnior</text:p>
      <text:p text:style-name="P11">Graduando em Ciência da Computação –<text:s/>IFSULDEMINAS<text:s/>– Muzambinho</text:p>
      <text:p text:style-name="P12"><text:span text:style-name="T13">Vilhena, Perses<text:s/></text:span><text:span text:style-name="T14">de</text:span></text:p>
      <text:p text:style-name="P15">Graduando em Ciência da Computação –<text:s/>IFSULDEMINAS<text:s/>– Muzambinho</text:p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RESUMO.<text:s/></text:span><text:span text:style-name="T24">Multi</text:span><text:span text:style-name="T25">core</text:span><text:span text:style-name="T26"><text:s/>(múltiplos núcleos, do inglês multicore) consiste em colocar dois ou mais núcleos de processamento (cores) no interior de um</text:span><text:span text:style-name="T27"><text:s/>único chip. Em processadores de múltiplos núcleos o sistema operacional trata cada um desses núcleos como um processador diferente. Na maioria dos casos, cada unidade possui seu próprio cache e pode processar várias instruções quase simultaneamente.</text:span></text:p>
      <text:p text:style-name="P28"/>
      <text:p text:style-name="P29"><text:span text:style-name="T30">ABS</text:span><text:span text:style-name="T31">TRACT.<text:s/></text:span><text:bookmark-start text:name="tw-target-text2"/><text:bookmark-end text:name="tw-target-text2"/><text:span text:style-name="T32">Multicore consists of placing two or more processing cores within a single chip. In multicore processors the operating system treats each core as a separate processor. In most cases, each unit has its own cache and can process multiple instructions<text:s/></text:span><text:span text:style-name="T33">almost simultaneously.</text:span></text:p>
      <text:p text:style-name="P34"/>
      <text:p text:style-name="P35"/>
      <text:p text:style-name="P36">1.<text:s/>INTRODUÇÃO</text:p>
      <text:p text:style-name="P37"/>
      <text:p text:style-name="P38"><text:span text:style-name="T39">Desde a última década, a evolução dos processadores acontece de forma surpreendente.<text:s/></text:span><text:span text:style-name="T40">Isto se deve principalmente ao aumento na densidade de integração de transistores em áreas cada vez menores</text:span><text:span text:style-name="T41">, a melhoria de desempenho na computação está relacionada aos vários métodos de paralelização de aplicações em arquiteturas com múltiplos núcleos.<text:s/></text:span></text:p>
      <text:p text:style-name="P42"><text:span text:style-name="T43">Neste nível de integração, é necessário explorar técnicas de paralelismo para<text:s/></text:span><text:span text:style-name="T44">efetivamente</text:span><text:span text:style-name="T45"><text:s/>utilizar ao máximo o desempenho dos processadores.<text:s/></text:span><text:span text:style-name="T46">Pipeline, superescalaridade, multithreading</text:span><text:span text:style-name="T47">, são algumas técnicas aplicadas a exploração de paralelismo para aumento de desempenho.<text:s/></text:span><text:span text:style-name="T48">Pipeline superescalar, aplica o<text:s/></text:span><text:span text:style-name="T49">processamento das instruções divididos em estágios, possibilitando a execução de mais</text:span><text:span text:style-name="T50"><text:s/>de uma instrução por ciclo, e para isso, aumenta o número de unidades funcionais e técnicas para solucionar falsas dependências entre i</text:span><text:span text:style-name="T51">nstruções. Os processadores superescalares são capazes de aumentar o desempenho na execução de cargas de trabalho com alto paralelismo no nível de instruções. O suporte a<text:s/></text:span><text:span text:style-name="T52">múltiplos threads</text:span><text:span text:style-name="T53"><text:s/>foca a exploração de paralelismo de maior granularidade, explorando</text:span><text:span text:style-name="T54"><text:s/>o paralelismo além do nível de instruções, mas também no nível de fluxo de instruções (threads). Isto aumenta a vazão de threads (possibilitando que mais de uma thread possa ser executada ao mesmo tempo) diferente da superescalaridade onde a vazão é de in</text:span><text:span text:style-name="T55">struções de uma única thread.</text:span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P69">2. ARQUITETURA MULTICORE</text:p>
      <text:p text:style-name="P70"><text:span text:style-name="T71">O desenvolvimento de processadores multicore tem como motivação duas realidades: o grande co</text:span><text:span text:style-name="T72">n</text:span><text:span text:style-name="T73">sumo de potência e as limitações de manter a evolução de desempenho, como prevê a Lei de Moore. Com isso tornou-se necessário algumas adaptações a nível de a</text:span><text:span text:style-name="T74">r</text:span><text:span text:style-name="T75">quitetura para o melhor aproveitamento dos seus núcleos, e as primeiras a serem feitas tem como objetivo m</text:span><text:span text:style-name="T76">e</text:span><text:span text:style-name="T77">lhorar o paralelismo a nível de threads e assim criar uma arquitetura que propicie o chamado paralelismo ao nível do chip.</text:span><text:span text:style-name="T78"><text:s/></text:span><text:span text:style-name="T79">O aumento de desempenho alca</text:span><text:span text:style-name="T80">n</text:span><text:span text:style-name="T81">çado pelos processadores se baseia na aplicação de técnicas que exploram o paralelismo de instruções, e também pelo aumento de<text:s/></text:span><text:span text:style-name="T82">frequência</text:span><text:span text:style-name="T83"><text:s/>de operação. Entretanto, o consumo de potência também atinge níveis impraticáveis, já que é proporcional ao aumento da<text:s/></text:span><text:span text:style-name="T84">fr</text:span><text:span text:style-name="T85">e</text:span><text:span text:style-name="T86">quência</text:span><text:span text:style-name="T87"><text:s/>de trabalho. Uma arquitetura multicore é geralmente um multiprocessamento s</text:span><text:span text:style-name="T88">i</text:span><text:span text:style-name="T89">métrico (Simultaneous Multiprocessing - SMP, em que múltiplos núcleos de processador tipicamente compartilham um segundo ou terceiro nível de cache comum e interconect</text:span><text:span text:style-name="T90">a</text:span><text:span text:style-name="T91">do), implementado em um único circuito VLSI (Very Large Scale Integration). O objetivo de um sistema multicore é permitir maior utilização de paralelismo no nível de threads, especialmente para aplicações que<text:s/></text:span><text:span text:style-name="T92">faça</text:span><text:span text:style-name="T93"><text:s/>pouco uso do paralelismo<text:s/></text:span><text:span text:style-name="T94">em nível de</text:span><text:span text:style-name="T95"><text:s/>instrução para fazer um bom uso de processadores superescal</text:span><text:span text:style-name="T96">a</text:span><text:span text:style-name="T97">res. Em processadores single-core que executam vários programas, este define diferentes períodos para execução de cada programa, e isto pode gerar erros, conflitos ou queda de<text:s/></text:span><text:span text:style-name="T98">desempenho</text:span><text:span text:style-name="T99">, quando<text:s/></text:span><text:span text:style-name="T100">precisar desempenhar</text:span><text:span text:style-name="T101"><text:s/>muitas tarefas simultaneamente. As a</text:span><text:span text:style-name="T102">r</text:span><text:span text:style-name="T103">quiteturas multicores apresentam a possibilidade de distribuir as diferentes tarefas pelos vários núcleos, obtendo maior efic</text:span><text:span text:style-name="T104">á</text:span><text:span text:style-name="T105">cia<text:s/></text:span><text:span text:style-name="T106">d</text:span><text:span text:style-name="T107">o sistema e desempenho aprimorado de aplicativos, mesmo executando vários apl</text:span><text:span text:style-name="T108">i</text:span><text:span text:style-name="T109">cativos simultaneamente. Surgem novas possibilidades de extração de paralelismo, e e</text:span><text:span text:style-name="T110">n</text:span><text:span text:style-name="T111">tão, a possibilidade de extrair paralelismo inter-thread. Esta característica pode ser expl</text:span><text:span text:style-name="T112">o</text:span><text:span text:style-name="T113">rada por máquinas capazes de executar mais de<text:s/></text:span><text:span text:style-name="T114">um thread</text:span><text:span text:style-name="T115"><text:s/>simultaneamente. Outras a</text:span><text:span text:style-name="T116">r</text:span><text:span text:style-name="T117">quiteturas capazes de explorar<text:s/></text:span><text:span text:style-name="T118">essas características</text:span><text:span text:style-name="T119"><text:s/>são as máquinas multiprocessadas e máquinas SMT (Simultaneous Multithreaded).<text:s/></text:span><text:span text:style-name="T120">O</text:span><text:span text:style-name="T121"><text:s/>objetivo é suportar ta</text:span><text:span text:style-name="T122">n</text:span><text:span text:style-name="T123">to paralelismo em nível de instrução quanto no nível de threads, mas estas somente são suportadas pela existência de mais de um núcleo, já que cada núcleo é responsável pela execução de apenas uma thread. Processadores multicore que suportam a execução mu</text:span><text:span text:style-name="T124">l</text:span><text:span text:style-name="T125">tithreading são chamados de Chip Multithreading (CMT).</text:span></text:p>
      <text:p text:style-name="P126"/>
      <text:soft-page-break/>
      <text:p text:style-name="P127"><text:span text:style-name="T128">3.<text:s/></text:span><text:span text:style-name="T129">Arquiteturas de Redes em Chip (NoC – Network on Chip)<text:s/></text:span></text:p>
      <text:p text:style-name="P130"><text:span text:style-name="T131">O projeto de redes de comunicação entre os elementos de um processador multicore</text:span><text:span text:style-name="T132"><text:s/></text:span><text:span text:style-name="T133">e</text:span><text:span text:style-name="T134">n</text:span><text:span text:style-name="T135">cara as limitações de modularidade e escalabilidade, com especificações mais rígidas e complexas. O desenvolvimento e aplicação de NoCs apresenta-se como uma ótima re</text:span><text:span text:style-name="T136">s</text:span><text:span text:style-name="T137">posta para esta questão.</text:span></text:p>
      <text:p text:style-name="P138"><text:span text:style-name="T139"><text:s/>A premissa básica é simples: o desenvolvimento das interconexões em chip devem s</text:span><text:span text:style-name="T140">e</text:span><text:span text:style-name="T141">guir os mesmos princípios que são aplicados em projetos de rede de comunicação em um nível macroscópico, que demonstram escalabilidade sustentável, aumento de desemp</text:span><text:span text:style-name="T142">e</text:span><text:span text:style-name="T143">nho exponenc</text:span><text:span text:style-name="T144">i</text:span><text:span text:style-name="T145">al, notável confiança e robustez. A natureza modular e escalável de NoCs e seu apoio para uma eficiente comunicação on-chip potencialmente levam-na para aplic</text:span><text:span text:style-name="T146">a</text:span><text:span text:style-name="T147">ção em processadores multicores caracterizados pela alta complexidade estrutural e d</text:span><text:span text:style-name="T148">i</text:span><text:span text:style-name="T149">versidade funcional. Por um lado, esses recursos devem ser devidamente abordados por meio de nova co</text:span><text:span text:style-name="T150">n</text:span><text:span text:style-name="T151">cepção de metodologias, enquanto por outro lado, mais esforços devem ser dedicados a modelagem de arquiteturas de NoCs e integrá-los em um único ambiente de modelamento e simulação combinando ambos elementos de processamento e com</text:span><text:span text:style-name="T152">u</text:span><text:span text:style-name="T153">nicação</text:span><text:span text:style-name="T154">.</text:span><text:span text:style-name="T155">O barramento é desenvolvido sob conceitos bem compreendidos e fácil de ser modelado. Em um sistema multicore altamente interconectado, porém, pode rap</text:span><text:span text:style-name="T156">i</text:span><text:span text:style-name="T157">damente tornar-se uma comunicação não eficiente. Quanto mais unidades são adicion</text:span><text:span text:style-name="T158">a</text:span><text:span text:style-name="T159">dos a ele, o consumo de potência na utilização da comunicação em cada evento cresce.<text:s/></text:span></text:p>
      <text:p text:style-name="P160"><text:span text:style-name="T161">O uso de links dedicados ponto-a-ponto são ótimas em termos de disponibilidade de la</text:span><text:span text:style-name="T162">r</text:span><text:span text:style-name="T163">gura de banda, latência, potência e usos que são concebidos especialmente para este determinado fim</text:span><text:span text:style-name="T164">.<text:s/></text:span><text:span text:style-name="T165">Mas o número de ligações necessárias aumenta exponencialmente c</text:span><text:span text:style-name="T166">o</text:span><text:span text:style-name="T167">mo o número de núcleos aumenta. Assim, problemas acerca de área e roteamento su</text:span><text:span text:style-name="T168">r</text:span><text:span text:style-name="T169">gem. Do ponto de vista do esforço de desenvolvimento, em sistemas com menos de 20 núcleos, uma estrutura de comunicação ad hoc é viável.</text:span><text:span text:style-name="T170"><text:s/></text:span><text:span text:style-name="T171">Para a máxima flexibilidade e escalabilidade, é explorada a<text:s/></text:span><text:span text:style-name="T172">ideia</text:span><text:span text:style-name="T173"><text:s/>de uma comunicação segmentada, dividida. Este co</text:span><text:span text:style-name="T174">n</text:span><text:span text:style-name="T175">ceito traduz-se em uma rede de roteamento de dados composto de links de comunicação e rote</text:span><text:span text:style-name="T176">a</text:span><text:span text:style-name="T177">dores que são implementados no chip.</text:span></text:p>
      <text:p text:style-name="P178"/>
      <text:p text:style-name="P179"/>
      <text:p text:style-name="P180"/>
      <text:soft-page-break/>
      <text:p text:style-name="P181">A NoCs é composta basicamente por três elementos:</text:p>
      <text:p text:style-name="P182"><text:span text:style-name="T183">● Roteador: responsável pela inte</text:span><text:span text:style-name="T184">r</text:span><text:span text:style-name="T185">conexão da rede, pela definição de rotas, pelo controle de fluxo, qualidade de serviço e pela garantia de entrega do pacote de dados. Por se tr</text:span><text:span text:style-name="T186">a</text:span><text:span text:style-name="T187">tar de uma rede de comunicação composta por roteadores, o mec</text:span><text:span text:style-name="T188">a</text:span><text:span text:style-name="T189">nismo de entrega de dados é através de passagem de mensagem ou pacotes de rede;<text:s/></text:span></text:p>
      <text:p text:style-name="P190"><text:span text:style-name="T191">● Links de comunic</text:span><text:span text:style-name="T192">a</text:span><text:span text:style-name="T193">ção: são os elementos que interligam os<text:s/></text:span><text:span text:style-name="T194">roteadores.</text:span><text:span text:style-name="T195"><text:s/>Responsáveis pelo caminho entre fonte e destino dos pacotes a serem trafegados.</text:span></text:p>
      <text:p text:style-name="P196"><text:span text:style-name="T197"><text:s/>● Interface de rede</text:span><text:span text:style-name="T198">: É<text:s/></text:span><text:span text:style-name="T199">necessária para garantir a correta comunicação entre a rede</text:span><text:span text:style-name="T200"><text:s text:c="5"/></text:span><text:span text:style-name="T201"><text:s/>(r</text:span><text:span text:style-name="T202">o</text:span><text:span text:style-name="T203">teadores da NoC) e os núcleos ou periféricos que estão interconectados. Esta interface garante que haja uma correta comunicação entre protocolos diferentes (NoC, núcleo, memória, etc).</text:span></text:p>
      <text:p text:style-name="P204"><text:span text:style-name="T205"><text:s/>É possível citar três tipos de t</text:span><text:span text:style-name="T206">o</text:span><text:span text:style-name="T207">pologias: fixas, sem fio e reconfiguráveis. As topologias fixas são alternativas clássicas de adoção de uma determinada forma de interconexão que privilegie um comportamento específico de uma determi</text:span><text:span text:style-name="T208">nada carga de trabalho. <text:s text:c="2"/></text:span><text:span text:style-name="T209"><text:s/>Topologias</text:span><text:span text:style-name="T210"><text:s/>sem fio são alternativas recentes para eliminar as limitações do fio no pr</text:span><text:span text:style-name="T211">o</text:span><text:span text:style-name="T212">jeto de NoCs através de uma tecn</text:span><text:span text:style-name="T213">ologia chamada de Radio-on-Chip</text:span><text:span text:style-name="T214">.<text:s/></text:span><text:span text:style-name="T215">Dentre as topologias estudadas e desenvolvidas para arquiteturas NoC, as mais e</text:span><text:span text:style-name="T216">n</text:span><text:span text:style-name="T217">contradas na literatura são baseadas em mesh e torus. A principal característica está r</text:span><text:span text:style-name="T218">e</text:span><text:span text:style-name="T219">lacionada à capacidade de suportar aplicações cujos problemas podem ser particionados (e.g., operações com matr</text:span><text:span text:style-name="T220">i</text:span><text:span text:style-name="T221">zes e processamento de imagens</text:span><text:span text:style-name="T222">).</text:span></text:p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soft-page-break/>
      <text:p text:style-name="P232">4. CONCLUSÂO</text:p>
      <text:p text:style-name="P233"/>
      <text:p text:style-name="P234"><text:span text:style-name="T235">Com a grande evolução dos processadores multicore, abre um grande campo para pe</text:span><text:span text:style-name="T236">s</text:span><text:span text:style-name="T237">quisas e desenvolvimento visando a melhoria dos processadores existentes</text:span><text:span text:style-name="T238">, os torna</text:span><text:span text:style-name="T239">n</text:span><text:span text:style-name="T240">do- os com maior poder de processamento e menor consumo energético.</text:span><text:span text:style-name="T241"><text:s/>Aliando as novas tecnologias de paralelismo pode tornar as processadores com um grande ganho na cap</text:span><text:span text:style-name="T242">a</text:span><text:span text:style-name="T243">cidade de execução de múltiplas tarefas simultaneamente, gerando um grande ganho no tempo de execução e evitando a sobrecarga de um único núcleo.</text:span><text:span text:style-name="T244"><text:s/></text:span><text:span text:style-name="T245">A aplicação de<text:s/></text:span><text:span text:style-name="T246">Redes em Chips<text:s/></text:span><text:span text:style-name="T247">em arquiteturas de processadores multicore abre uma vasta área de pesquisa e dese</text:span><text:span text:style-name="T248">n</text:span><text:span text:style-name="T249">volvimen</text:span><text:span text:style-name="T250">to, d</text:span><text:span text:style-name="T251">evido ao aumento de elementos integrados dentro de um único chip, este tipo de solução deve buscar a melhor relação entre desempenho, área e consumo de p</text:span><text:span text:style-name="T252">o</text:span><text:span text:style-name="T253">tência.<text:s/></text:span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soft-page-break/>
      <text:p text:style-name="P270">REFERENCIAS<text:s/></text:p>
      <text:p text:style-name="P271">FOSTER, D. C., (2009) “Arquiteturas Multicore”</text:p>
      <text:p text:style-name="P272"><text:span text:style-name="T273">FREITAS, H. C., NAVAUX, P. O. A. (2006) “Chip Multithreading: Conceitos, A</text:span><text:span text:style-name="T274">r</text:span><text:span text:style-name="T275">quiteturas e Tendências.” (Desenvolvimento de material didático ou instrucional), TI 1253, PPGC/UFRGS, 2006.<text:s/></text:span></text:p>
      <text:p text:style-name="P276">BENINI, L., MICHELI, G. D., (2005) “Network-on-chip architectures and design methods”, IEEE Proceedings Computers &amp; Digital Techniques, Vol. 152, Issue 2, pp. 261-272, 2005.<text:s/></text:p>
      <text:p text:style-name="P277"><text:span text:style-name="T278">KOLODNY, Avinoam. (2006), “What is Network-on-Chip?”, disponível em: http://www.sigda.org/newsletter/2006/eNews_060415.html, ACM/SIGDA ENew</text:span><text:span text:style-name="T279">s</text:span><text:span text:style-name="T280">letter, Vol. 36, No. 8, 15 de Abril 2006. Acessado em 25 de Junho de 2009.<text:s/></text:span></text:p>
      <text:p text:style-name="P281"><text:span text:style-name="T282">OLUKOTUN, K. et al., (1996), “The Case for a Single-Chip Multiprocessor”, 7th International Conference on Architectural Support for Programming Languages and Operating Sy</text:span><text:span text:style-name="T283">s</text:span><text:span text:style-name="T284">tems (ASPLOS), pp.2-11, 1996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源ノ角ゴシック Heavy" svg:font-family="源ノ角ゴシック Heavy" style:font-family-generic="roman" style:font-pitch="variable"/>
    <style:font-face style:name="FreeSans" svg:font-family="FreeSans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Padrão" style:display-name="Padrão" style:family="paragraph">
      <style:paragraph-properties fo:widows="2" fo:orphans="2" style:line-height-at-least="0.1388in"/>
      <style:text-properties style:font-name="Arial" style:font-name-asian="Tahoma" style:font-name-complex="Liberation Sans" fo:color="#000000" fo:font-size="18pt" style:font-size-asian="18pt" fo:hyphenate="false"/>
    </style:style>
    <style:style style:name="Objetocomseta" style:display-name="Objeto com seta" style:family="paragraph" style:parent-style-name="Padrão">
      <style:text-properties fo:hyphenate="false"/>
    </style:style>
    <style:style style:name="Objetocomsombra" style:display-name="Objeto com sombra" style:family="paragraph" style:parent-style-name="Padrão">
      <style:text-properties fo:hyphenate="false"/>
    </style:style>
    <style:style style:name="Objetosempreenchimento" style:display-name="Objeto sem preenchimento" style:family="paragraph" style:parent-style-name="Padrão">
      <style:text-properties fo:hyphenate="false"/>
    </style:style>
    <style:style style:name="Objetosempreenchimentonemlinha" style:display-name="Objeto sem preenchimento nem linha" style:family="paragraph" style:parent-style-name="Padrão">
      <style:text-properties fo:hyphenate="false"/>
    </style:style>
    <style:style style:name="Corpodotextojustificado" style:display-name="Corpo do texto justificado" style:family="paragraph" style:parent-style-name="Padrão">
      <style:text-properties fo:hyphenate="false"/>
    </style:style>
    <style:style style:name="Recuodaprimeiralinha" style:display-name="Recuo da primeira linha" style:family="paragraph" style:parent-style-name="Padrão">
      <style:paragraph-properties fo:text-indent="0.2361in"/>
      <style:text-properties fo:hyphenate="false"/>
    </style:style>
    <style:style style:name="Título10" style:display-name="Título1" style:family="paragraph" style:parent-style-name="Padrão">
      <style:paragraph-properties fo:text-align="center"/>
      <style:text-properties fo:hyphenate="false"/>
    </style:style>
    <style:style style:name="Título20" style:display-name="Título2" style:family="paragraph" style:parent-style-name="Padrão">
      <style:paragraph-properties fo:text-align="center" fo:margin-top="0.0395in" fo:margin-bottom="0.0395in" fo:margin-right="0.0784in"/>
      <style:text-properties fo:hyphenate="false"/>
    </style:style>
    <style:style style:name="Linhadecota" style:display-name="Linha de cota" style:family="paragraph" style:parent-style-name="Padrão">
      <style:text-properties fo:hyphenate="false"/>
    </style:style>
    <style:style style:name="PadrãoLTGliederung1" style:display-name="Padrão~LT~Gliederung 1" style:family="paragraph">
      <style:paragraph-properties fo:widows="2" fo:orphans="2" fo:margin-top="0.1965in"/>
      <style:text-properties style:font-name="Arial" style:font-name-asian="Tahoma" style:font-name-complex="Liberation Sans" fo:color="#000000" fo:font-size="32pt" style:font-size-asian="32pt" fo:hyphenate="false"/>
    </style:style>
    <style:style style:name="PadrãoLTGliederung2" style:display-name="Padrão~LT~Gliederung 2" style:family="paragraph" style:parent-style-name="PadrãoLTGliederung1">
      <style:paragraph-properties fo:margin-top="0.1576in"/>
      <style:text-properties fo:font-size="28pt" style:font-size-asian="28pt" fo:hyphenate="false"/>
    </style:style>
    <style:style style:name="PadrãoLTGliederung3" style:display-name="Padrão~LT~Gliederung 3" style:family="paragraph" style:parent-style-name="PadrãoLTGliederung2">
      <style:paragraph-properties fo:margin-top="0.118in"/>
      <style:text-properties fo:font-size="24pt" style:font-size-asian="24pt" fo:hyphenate="false"/>
    </style:style>
    <style:style style:name="PadrãoLTGliederung4" style:display-name="Padrão~LT~Gliederung 4" style:family="paragraph" style:parent-style-name="PadrãoLTGliederung3">
      <style:paragraph-properties fo:margin-top="0.0784in"/>
      <style:text-properties fo:font-size="20pt" style:font-size-asian="20pt" fo:hyphenate="false"/>
    </style:style>
    <style:style style:name="PadrãoLTGliederung5" style:display-name="Padrão~LT~Gliederung 5" style:family="paragraph" style:parent-style-name="PadrãoLTGliederung4">
      <style:paragraph-properties fo:margin-top="0.0395in"/>
      <style:text-properties fo:hyphenate="false"/>
    </style:style>
    <style:style style:name="PadrãoLTGliederung6" style:display-name="Padrão~LT~Gliederung 6" style:family="paragraph" style:parent-style-name="PadrãoLTGliederung5">
      <style:text-properties fo:hyphenate="false"/>
    </style:style>
    <style:style style:name="PadrãoLTGliederung7" style:display-name="Padrão~LT~Gliederung 7" style:family="paragraph" style:parent-style-name="PadrãoLTGliederung6">
      <style:text-properties fo:hyphenate="false"/>
    </style:style>
    <style:style style:name="PadrãoLTGliederung8" style:display-name="Padrão~LT~Gliederung 8" style:family="paragraph" style:parent-style-name="PadrãoLTGliederung7">
      <style:text-properties fo:hyphenate="false"/>
    </style:style>
    <style:style style:name="PadrãoLTGliederung9" style:display-name="Padrão~LT~Gliederung 9" style:family="paragraph" style:parent-style-name="PadrãoLTGliederung8">
      <style:text-properties fo:hyphenate="false"/>
    </style:style>
    <style:style style:name="PadrãoLTTitel" style:display-name="Padrão~LT~Titel" style:family="paragraph">
      <style:paragraph-properties fo:widows="2" fo:orphans="2" fo:text-align="center"/>
      <style:text-properties style:font-name="Arial" style:font-name-asian="Tahoma" style:font-name-complex="Liberation Sans" fo:color="#000000" fo:font-size="44pt" style:font-size-asian="44pt" fo:hyphenate="false"/>
    </style:style>
    <style:style style:name="PadrãoLTUntertitel" style:display-name="Padrão~LT~Untertitel" style:family="paragraph">
      <style:paragraph-properties fo:widows="2" fo:orphans="2" fo:text-align="center"/>
      <style:text-properties style:font-name="Arial" style:font-name-asian="Tahoma" style:font-name-complex="Liberation Sans" fo:color="#000000" fo:font-size="32pt" style:font-size-asian="32pt" fo:hyphenate="false"/>
    </style:style>
    <style:style style:name="PadrãoLTNotizen" style:display-name="Padrão~LT~Notizen" style:family="paragraph">
      <style:paragraph-properties fo:widows="2" fo:orphans="2" fo:margin-left="0.2361in" fo:text-indent="-0.2361in">
        <style:tab-stops/>
      </style:paragraph-properties>
      <style:text-properties style:font-name="Arial" style:font-name-asian="Tahoma" style:font-name-complex="Liberation Sans" fo:color="#000000" fo:font-size="20pt" style:font-size-asian="20pt" fo:hyphenate="false"/>
    </style:style>
    <style:style style:name="PadrãoLTHintergrundobjekte" style:display-name="Padrão~LT~Hintergrundobjekte" style:family="paragraph">
      <style:paragraph-properties fo:widows="2" fo:orphans="2"/>
      <style:text-properties style:font-name-asian="Tahoma" style:font-name-complex="Liberation Sans" fo:hyphenate="false"/>
    </style:style>
    <style:style style:name="PadrãoLTHintergrund" style:display-name="Padrão~LT~Hintergrund" style:family="paragraph">
      <style:paragraph-properties fo:widows="2" fo:orphans="2"/>
      <style:text-properties style:font-name-asian="Tahoma" style:font-name-complex="Liberation Sans"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Mangal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oise1" style:display-name="turquoise1" style:family="paragraph" style:parent-style-name="default">
      <style:text-properties fo:hyphenate="false"/>
    </style:style>
    <style:style style:name="turquoise2" style:display-name="turquoise2" style:family="paragraph" style:parent-style-name="default">
      <style:text-properties fo:hyphenate="false"/>
    </style:style>
    <style:style style:name="turquoise3" style:display-name="turquoise3" style:family="paragraph" style:parent-style-name="default">
      <style:text-properties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Objetosdoplanodefundo" style:display-name="Objetos do plano de fundo" style:family="paragraph">
      <style:paragraph-properties fo:widows="2" fo:orphans="2"/>
      <style:text-properties style:font-name="源ノ角ゴシック Heavy" style:font-name-asian="Tahoma" style:font-name-complex="Liberation Sans" fo:color="#FFFFFF" fo:font-size="16pt" style:font-size-asian="16pt" fo:hyphenate="false"/>
    </style:style>
    <style:style style:name="Planodefundo" style:display-name="Plano de fundo" style:family="paragraph">
      <style:paragraph-properties fo:widows="2" fo:orphans="2"/>
      <style:text-properties style:font-name-asian="Tahoma" style:font-name-complex="Liberation Sans" fo:hyphenate="false"/>
    </style:style>
    <style:style style:name="Notas" style:display-name="Notas" style:family="paragraph">
      <style:paragraph-properties fo:widows="2" fo:orphans="2" fo:margin-left="0.2361in" fo:text-indent="-0.2361in">
        <style:tab-stops/>
      </style:paragraph-properties>
      <style:text-properties style:font-name="FreeSans" style:font-name-asian="Tahoma" style:font-name-complex="Liberation Sans" fo:color="#000000" fo:font-size="28pt" style:font-size-asian="28pt" fo:hyphenate="false"/>
    </style:style>
    <style:style style:name="Estruturadetópicos1" style:display-name="Estrutura de tópicos 1" style:family="paragraph">
      <style:paragraph-properties fo:widows="2" fo:orphans="2" fo:margin-bottom="0.1965in"/>
      <style:text-properties style:font-name="FreeSans" style:font-name-asian="Tahoma" style:font-name-complex="Liberation Sans" fo:color="#2C3E50" fo:font-size="32pt" style:font-size-asian="32pt" fo:hyphenate="false"/>
    </style:style>
    <style:style style:name="Estruturadetópicos2" style:display-name="Estrutura de tópicos 2" style:family="paragraph" style:parent-style-name="Estruturadetópicos1">
      <style:paragraph-properties fo:margin-bottom="0.1576in"/>
      <style:text-properties fo:font-size="28pt" style:font-size-asian="28pt" fo:hyphenate="false"/>
    </style:style>
    <style:style style:name="Estruturadetópicos3" style:display-name="Estrutura de tópicos 3" style:family="paragraph" style:parent-style-name="Estruturadetópicos2">
      <style:paragraph-properties fo:margin-bottom="0.118in"/>
      <style:text-properties fo:font-size="24pt" style:font-size-asian="24pt" fo:hyphenate="false"/>
    </style:style>
    <style:style style:name="Estruturadetópicos4" style:display-name="Estrutura de tópicos 4" style:family="paragraph" style:parent-style-name="Estruturadetópicos3">
      <style:paragraph-properties fo:margin-bottom="0.0784in"/>
      <style:text-properties fo:font-size="20pt" style:font-size-asian="20pt" fo:hyphenate="false"/>
    </style:style>
    <style:style style:name="Estruturadetópicos5" style:display-name="Estrutura de tópicos 5" style:family="paragraph" style:parent-style-name="Estruturadetópicos4">
      <style:paragraph-properties fo:margin-bottom="0.0395in"/>
      <style:text-properties fo:hyphenate="false"/>
    </style:style>
    <style:style style:name="Estruturadetópicos6" style:display-name="Estrutura de tópicos 6" style:family="paragraph" style:parent-style-name="Estruturadetópicos5">
      <style:text-properties fo:hyphenate="false"/>
    </style:style>
    <style:style style:name="Estruturadetópicos7" style:display-name="Estrutura de tópicos 7" style:family="paragraph" style:parent-style-name="Estruturadetópicos6">
      <style:text-properties fo:hyphenate="false"/>
    </style:style>
    <style:style style:name="Estruturadetópicos8" style:display-name="Estrutura de tópicos 8" style:family="paragraph" style:parent-style-name="Estruturadetópicos7">
      <style:text-properties fo:hyphenate="false"/>
    </style:style>
    <style:style style:name="Estruturadetópicos9" style:display-name="Estrutura de tópicos 9" style:family="paragraph" style:parent-style-name="Estruturadetópicos8">
      <style:text-properties fo:hyphenate="false"/>
    </style:style>
    <style:style style:name="midnightblueLTGliederung1" style:display-name="midnightblue~LT~Gliederung 1" style:family="paragraph">
      <style:paragraph-properties fo:widows="2" fo:orphans="2" fo:margin-bottom="0.1965in"/>
      <style:text-properties style:font-name="FreeSans" style:font-name-asian="Tahoma" style:font-name-complex="Liberation Sans" fo:color="#2C3E50" fo:font-size="32pt" style:font-size-asian="32pt" fo:hyphenate="false"/>
    </style:style>
    <style:style style:name="midnightblueLTGliederung2" style:display-name="midnightblue~LT~Gliederung 2" style:family="paragraph" style:parent-style-name="midnightblueLTGliederung1">
      <style:paragraph-properties fo:margin-bottom="0.1576in"/>
      <style:text-properties fo:font-size="28pt" style:font-size-asian="28pt" fo:hyphenate="false"/>
    </style:style>
    <style:style style:name="midnightblueLTGliederung3" style:display-name="midnightblue~LT~Gliederung 3" style:family="paragraph" style:parent-style-name="midnightblueLTGliederung2">
      <style:paragraph-properties fo:margin-bottom="0.118in"/>
      <style:text-properties fo:font-size="24pt" style:font-size-asian="24pt" fo:hyphenate="false"/>
    </style:style>
    <style:style style:name="midnightblueLTGliederung4" style:display-name="midnightblue~LT~Gliederung 4" style:family="paragraph" style:parent-style-name="midnightblueLTGliederung3">
      <style:paragraph-properties fo:margin-bottom="0.0784in"/>
      <style:text-properties fo:font-size="20pt" style:font-size-asian="20pt" fo:hyphenate="false"/>
    </style:style>
    <style:style style:name="midnightblueLTGliederung5" style:display-name="midnightblue~LT~Gliederung 5" style:family="paragraph" style:parent-style-name="midnightblueLTGliederung4">
      <style:paragraph-properties fo:margin-bottom="0.0395in"/>
      <style:text-properties fo:hyphenate="false"/>
    </style:style>
    <style:style style:name="midnightblueLTGliederung6" style:display-name="midnightblue~LT~Gliederung 6" style:family="paragraph" style:parent-style-name="midnightblueLTGliederung5">
      <style:text-properties fo:hyphenate="false"/>
    </style:style>
    <style:style style:name="midnightblueLTGliederung7" style:display-name="midnightblue~LT~Gliederung 7" style:family="paragraph" style:parent-style-name="midnightblueLTGliederung6">
      <style:text-properties fo:hyphenate="false"/>
    </style:style>
    <style:style style:name="midnightblueLTGliederung8" style:display-name="midnightblue~LT~Gliederung 8" style:family="paragraph" style:parent-style-name="midnightblueLTGliederung7">
      <style:text-properties fo:hyphenate="false"/>
    </style:style>
    <style:style style:name="midnightblueLTGliederung9" style:display-name="midnightblue~LT~Gliederung 9" style:family="paragraph" style:parent-style-name="midnightblueLTGliederung8">
      <style:text-properties fo:hyphenate="false"/>
    </style:style>
    <style:style style:name="midnightblueLTTitel" style:display-name="midnightblue~LT~Titel" style:family="paragraph">
      <style:paragraph-properties fo:widows="2" fo:orphans="2"/>
      <style:text-properties style:font-name="FreeSans" style:font-name-asian="Tahoma" style:font-name-complex="Liberation Sans" fo:color="#FFFFFF" fo:font-size="44pt" style:font-size-asian="44pt" fo:hyphenate="false"/>
    </style:style>
    <style:style style:name="midnightblueLTUntertitel" style:display-name="midnightblue~LT~Untertitel" style:family="paragraph">
      <style:paragraph-properties fo:widows="2" fo:orphans="2" fo:text-align="center"/>
      <style:text-properties style:font-name="FreeSans" style:font-name-asian="Tahoma" style:font-name-complex="Liberation Sans" fo:color="#2C3E50" fo:font-size="32pt" style:font-size-asian="32pt" fo:hyphenate="false"/>
    </style:style>
    <style:style style:name="midnightblueLTNotizen" style:display-name="midnightblue~LT~Notizen" style:family="paragraph">
      <style:paragraph-properties fo:widows="2" fo:orphans="2" fo:margin-left="0.2361in" fo:text-indent="-0.2361in">
        <style:tab-stops/>
      </style:paragraph-properties>
      <style:text-properties style:font-name="FreeSans" style:font-name-asian="Tahoma" style:font-name-complex="Liberation Sans" fo:color="#000000" fo:font-size="28pt" style:font-size-asian="28pt" fo:hyphenate="false"/>
    </style:style>
    <style:style style:name="midnightblueLTHintergrundobjekte" style:display-name="midnightblue~LT~Hintergrundobjekte" style:family="paragraph">
      <style:paragraph-properties fo:widows="2" fo:orphans="2"/>
      <style:text-properties style:font-name="源ノ角ゴシック Heavy" style:font-name-asian="Tahoma" style:font-name-complex="Liberation Sans" fo:color="#FFFFFF" fo:font-size="16pt" style:font-size-asian="16pt" fo:hyphenate="false"/>
    </style:style>
    <style:style style:name="midnightblueLTHintergrund" style:display-name="midnightblue~LT~Hintergrund" style:family="paragraph">
      <style:paragraph-properties fo:widows="2" fo:orphans="2"/>
      <style:text-properties style:font-name-asian="Tahoma" style:font-name-complex="Liberation Sans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apple-converted-space" style:display-name="apple-converted-space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.2798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asa</meta:initial-creator>
    <dc:creator>Casa</dc:creator>
    <meta:creation-date>2016-02-16T13:19:00Z</meta:creation-date>
    <dc:date>2016-02-17T01:16:00Z</dc:date>
    <meta:template xlink:href="Normal" xlink:type="simple"/>
    <meta:editing-cycles>1</meta:editing-cycles>
    <meta:editing-duration>PT7200S</meta:editing-duration>
    <meta:document-statistic meta:page-count="7" meta:paragraph-count="20" meta:word-count="1614" meta:character-count="10311" meta:row-count="72" meta:non-whitespace-character-count="8717"/>
  </office:meta>
</office:document-meta>
</file>